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 style:writing-mode="lr-tb"/>
    </style:style>
    <style:style style:name="Table1.A" style:family="table-column">
      <style:table-column-properties style:column-width="1.625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3" style:family="table">
      <style:table-properties style:width="6.5in" fo:margin-left="0in" fo:margin-top="0in" fo:margin-bottom="0in" table:align="left" style:writing-mode="lr-tb"/>
    </style:style>
    <style:style style:name="Table3.A" style:family="table-column">
      <style:table-column-properties style:column-width="1.625in"/>
    </style:style>
    <style:style style:name="Table3.1" style:family="table-row">
      <style:table-row-properties style:min-row-height="0.2917in" fo:keep-together="auto"/>
    </style:style>
    <style:style style:name="Table3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3.2" style:family="table-row">
      <style:table-row-properties fo:keep-together="auto"/>
    </style:style>
    <style:style style:name="Table2" style:family="table">
      <style:table-properties style:width="6.5in" fo:margin-left="0in" fo:margin-top="0in" fo:margin-bottom="0in" table:align="left" style:writing-mode="lr-tb"/>
    </style:style>
    <style:style style:name="Table2.A" style:family="table-column">
      <style:table-column-properties style:column-width="1.625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10" style:family="table">
      <style:table-properties style:width="6.5in" fo:margin-left="0in" fo:margin-top="0in" fo:margin-bottom="0in" table:align="left" style:writing-mode="lr-tb"/>
    </style:style>
    <style:style style:name="Table10.A" style:family="table-column">
      <style:table-column-properties style:column-width="1.625in"/>
    </style:style>
    <style:style style:name="Table10.1" style:family="table-row">
      <style:table-row-properties style:min-row-height="0.2917in" fo:keep-together="auto"/>
    </style:style>
    <style:style style:name="Table10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0.2" style:family="table-row">
      <style:table-row-properties fo:keep-together="auto"/>
    </style:style>
    <style:style style:name="Table4" style:family="table">
      <style:table-properties style:width="6.5in" fo:margin-left="0in" fo:margin-top="0in" fo:margin-bottom="0in" table:align="left" style:writing-mode="lr-tb"/>
    </style:style>
    <style:style style:name="Table4.A" style:family="table-column">
      <style:table-column-properties style:column-width="1.625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4.2" style:family="table-row">
      <style:table-row-properties fo:keep-together="auto"/>
    </style:style>
    <style:style style:name="Table5" style:family="table">
      <style:table-properties style:width="6.5in" fo:margin-left="0in" fo:margin-top="0in" fo:margin-bottom="0in" table:align="left" style:writing-mode="lr-tb"/>
    </style:style>
    <style:style style:name="Table5.A" style:family="table-column">
      <style:table-column-properties style:column-width="1.625in"/>
    </style:style>
    <style:style style:name="Table5.1" style:family="table-row">
      <style:table-row-properties style:min-row-height="0.2917in" fo:keep-together="auto"/>
    </style:style>
    <style:style style:name="Table5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5.2" style:family="table-row">
      <style:table-row-properties fo:keep-together="auto"/>
    </style:style>
    <style:style style:name="Table6" style:family="table">
      <style:table-properties style:width="6.5in" fo:margin-left="0in" fo:margin-top="0in" fo:margin-bottom="0in" table:align="left" style:writing-mode="lr-tb"/>
    </style:style>
    <style:style style:name="Table6.A" style:family="table-column">
      <style:table-column-properties style:column-width="1.625in"/>
    </style:style>
    <style:style style:name="Table6.1" style:family="table-row">
      <style:table-row-properties style:min-row-height="0.2917in" fo:keep-together="auto"/>
    </style:style>
    <style:style style:name="Table6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6.2" style:family="table-row">
      <style:table-row-properties fo:keep-together="auto"/>
    </style:style>
    <style:style style:name="Table7" style:family="table">
      <style:table-properties style:width="6.5in" fo:margin-left="0in" fo:margin-top="0in" fo:margin-bottom="0in" table:align="left" style:writing-mode="lr-tb"/>
    </style:style>
    <style:style style:name="Table7.A" style:family="table-column">
      <style:table-column-properties style:column-width="1.625in"/>
    </style:style>
    <style:style style:name="Table7.1" style:family="table-row">
      <style:table-row-properties style:min-row-height="0.2917in" fo:keep-together="auto"/>
    </style:style>
    <style:style style:name="Table7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7.2" style:family="table-row">
      <style:table-row-properties fo:keep-together="auto"/>
    </style:style>
    <style:style style:name="Table8" style:family="table">
      <style:table-properties style:width="6.5in" fo:margin-left="0in" fo:margin-top="0in" fo:margin-bottom="0in" table:align="left" style:writing-mode="lr-tb"/>
    </style:style>
    <style:style style:name="Table8.A" style:family="table-column">
      <style:table-column-properties style:column-width="1.625in"/>
    </style:style>
    <style:style style:name="Table8.1" style:family="table-row">
      <style:table-row-properties style:min-row-height="0.2917in" fo:keep-together="auto"/>
    </style:style>
    <style:style style:name="Table8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8.2" style:family="table-row">
      <style:table-row-properties fo:keep-together="auto"/>
    </style:style>
    <style:style style:name="Table9" style:family="table">
      <style:table-properties style:width="6.5in" fo:margin-left="0in" fo:margin-top="0in" fo:margin-bottom="0in" table:align="left" style:writing-mode="lr-tb"/>
    </style:style>
    <style:style style:name="Table9.A" style:family="table-column">
      <style:table-column-properties style:column-width="1.625in"/>
    </style:style>
    <style:style style:name="Table9.1" style:family="table-row">
      <style:table-row-properties style:min-row-height="0.2917in" fo:keep-together="auto"/>
    </style:style>
    <style:style style:name="Table9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9.2" style:family="table-row">
      <style:table-row-properties fo:keep-together="auto"/>
    </style:style>
    <style:style style:name="Table11" style:family="table">
      <style:table-properties style:width="6.5in" fo:margin-left="0in" fo:margin-top="0in" fo:margin-bottom="0in" table:align="left" style:writing-mode="lr-tb"/>
    </style:style>
    <style:style style:name="Table11.A" style:family="table-column">
      <style:table-column-properties style:column-width="1.625in"/>
    </style:style>
    <style:style style:name="Table11.1" style:family="table-row">
      <style:table-row-properties style:min-row-height="0.2917in" fo:keep-together="auto"/>
    </style:style>
    <style:style style:name="Table1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1.2" style:family="table-row">
      <style:table-row-properties fo:keep-together="auto"/>
    </style:style>
    <style:style style:name="P1" style:family="paragraph" style:parent-style-name="Standard">
      <style:text-properties officeooo:paragraph-rsid="0007801d"/>
    </style:style>
    <style:style style:name="P2" style:family="paragraph" style:parent-style-name="Standard">
      <style:text-properties officeooo:paragraph-rsid="00085ba6"/>
    </style:style>
    <style:style style:name="P3" style:family="paragraph" style:parent-style-name="Standard">
      <style:text-properties officeooo:paragraph-rsid="000e75e0"/>
    </style:style>
    <style:style style:name="P4" style:family="paragraph" style:parent-style-name="Standard">
      <style:text-properties officeooo:paragraph-rsid="000f7c8f"/>
    </style:style>
    <style:style style:name="P5" style:family="paragraph" style:parent-style-name="Standard">
      <style:text-properties officeooo:paragraph-rsid="0015d6c2"/>
    </style:style>
    <style:style style:name="P6" style:family="paragraph" style:parent-style-name="normal">
      <style:text-properties officeooo:paragraph-rsid="00054ddf"/>
    </style:style>
    <style:style style:name="P7" style:family="paragraph" style:parent-style-name="normal">
      <style:paragraph-properties fo:margin-top="0in" fo:margin-bottom="0in" loext:contextual-spacing="false" fo:line-height="100%" fo:text-align="start" style:justify-single-word="false" fo:orphans="0" fo:widows="0"/>
    </style:style>
    <style:style style:name="P8" style:family="paragraph" style:parent-style-name="normal">
      <style:paragraph-properties fo:margin-top="0in" fo:margin-bottom="0in" loext:contextual-spacing="false" fo:line-height="100%" fo:text-align="start" style:justify-single-word="false" fo:orphans="0" fo:widows="0"/>
      <style:text-properties officeooo:paragraph-rsid="00023872"/>
    </style:style>
    <style:style style:name="P9" style:family="paragraph" style:parent-style-name="normal">
      <style:paragraph-properties fo:margin-top="0in" fo:margin-bottom="0in" loext:contextual-spacing="false" fo:line-height="100%" fo:text-align="start" style:justify-single-word="false" fo:orphans="0" fo:widows="0"/>
      <style:text-properties officeooo:paragraph-rsid="00054ddf"/>
    </style:style>
    <style:style style:name="P10" style:family="paragraph" style:parent-style-name="normal">
      <style:paragraph-properties fo:margin-top="0in" fo:margin-bottom="0in" loext:contextual-spacing="false" fo:line-height="100%" fo:text-align="start" style:justify-single-word="false" fo:orphans="0" fo:widows="0"/>
      <style:text-properties officeooo:paragraph-rsid="00058af0"/>
    </style:style>
    <style:style style:name="P11" style:family="paragraph" style:parent-style-name="normal">
      <style:paragraph-properties fo:margin-top="0in" fo:margin-bottom="0in" loext:contextual-spacing="false" fo:line-height="100%" fo:text-align="start" style:justify-single-word="false" fo:orphans="0" fo:widows="0"/>
      <style:text-properties officeooo:paragraph-rsid="0007801d"/>
    </style:style>
    <style:style style:name="P12" style:family="paragraph" style:parent-style-name="normal">
      <style:paragraph-properties fo:margin-top="0in" fo:margin-bottom="0in" loext:contextual-spacing="false" fo:line-height="100%" fo:text-align="start" style:justify-single-word="false" fo:orphans="0" fo:widows="0"/>
      <style:text-properties officeooo:paragraph-rsid="00085ba6"/>
    </style:style>
    <style:style style:name="P13" style:family="paragraph" style:parent-style-name="normal">
      <style:paragraph-properties fo:margin-top="0in" fo:margin-bottom="0in" loext:contextual-spacing="false" fo:line-height="100%" fo:text-align="start" style:justify-single-word="false" fo:orphans="0" fo:widows="0"/>
      <style:text-properties officeooo:paragraph-rsid="000e75e0"/>
    </style:style>
    <style:style style:name="P14" style:family="paragraph" style:parent-style-name="normal">
      <style:paragraph-properties fo:margin-top="0in" fo:margin-bottom="0in" loext:contextual-spacing="false" fo:line-height="100%" fo:text-align="start" style:justify-single-word="false" fo:orphans="0" fo:widows="0"/>
      <style:text-properties officeooo:paragraph-rsid="000f7c8f"/>
    </style:style>
    <style:style style:name="P15" style:family="paragraph" style:parent-style-name="normal">
      <style:paragraph-properties fo:margin-top="0in" fo:margin-bottom="0in" loext:contextual-spacing="false" fo:line-height="100%" fo:text-align="start" style:justify-single-word="false" fo:orphans="0" fo:widows="0"/>
      <style:text-properties officeooo:paragraph-rsid="0015d6c2"/>
    </style:style>
    <style:style style:name="P16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</style:style>
    <style:style style:name="P17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paragraph-rsid="00023872"/>
    </style:style>
    <style:style style:name="P18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paragraph-rsid="00054ddf"/>
    </style:style>
    <style:style style:name="P19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paragraph-rsid="00058af0"/>
    </style:style>
    <style:style style:name="P20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paragraph-rsid="0007801d"/>
    </style:style>
    <style:style style:name="P21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paragraph-rsid="00085ba6"/>
    </style:style>
    <style:style style:name="P22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paragraph-rsid="000e75e0"/>
    </style:style>
    <style:style style:name="P23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paragraph-rsid="000f7c8f"/>
    </style:style>
    <style:style style:name="P24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paragraph-rsid="0015d6c2"/>
    </style:style>
    <style:style style:name="P25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23872" officeooo:paragraph-rsid="00023872"/>
    </style:style>
    <style:style style:name="P26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23872" officeooo:paragraph-rsid="00054ddf"/>
    </style:style>
    <style:style style:name="P27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23872" officeooo:paragraph-rsid="00058af0"/>
    </style:style>
    <style:style style:name="P28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23872" officeooo:paragraph-rsid="0007801d"/>
    </style:style>
    <style:style style:name="P29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23872" officeooo:paragraph-rsid="000cacd8"/>
    </style:style>
    <style:style style:name="P30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23872" officeooo:paragraph-rsid="0015d6c2"/>
    </style:style>
    <style:style style:name="P31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372b5" officeooo:paragraph-rsid="000372b5"/>
    </style:style>
    <style:style style:name="P32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372b5" officeooo:paragraph-rsid="00054ddf"/>
    </style:style>
    <style:style style:name="P33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372b5" officeooo:paragraph-rsid="00085ba6"/>
    </style:style>
    <style:style style:name="P34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54ddf" officeooo:paragraph-rsid="00054ddf"/>
    </style:style>
    <style:style style:name="P35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58af0" officeooo:paragraph-rsid="00058af0"/>
    </style:style>
    <style:style style:name="P36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58af0" officeooo:paragraph-rsid="0015d6c2"/>
    </style:style>
    <style:style style:name="P37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7801d" officeooo:paragraph-rsid="0007801d"/>
    </style:style>
    <style:style style:name="P38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85ba6" officeooo:paragraph-rsid="00085ba6"/>
    </style:style>
    <style:style style:name="P39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85ba6" officeooo:paragraph-rsid="000cacd8"/>
    </style:style>
    <style:style style:name="P40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85ba6" officeooo:paragraph-rsid="000e75e0"/>
    </style:style>
    <style:style style:name="P41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85ba6" officeooo:paragraph-rsid="000f7c8f"/>
    </style:style>
    <style:style style:name="P42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85ba6" officeooo:paragraph-rsid="0015d6c2"/>
    </style:style>
    <style:style style:name="P43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9f8c4" officeooo:paragraph-rsid="0009f8c4"/>
    </style:style>
    <style:style style:name="P44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cacd8" officeooo:paragraph-rsid="000cacd8"/>
    </style:style>
    <style:style style:name="P45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cacd8" officeooo:paragraph-rsid="000e75e0"/>
    </style:style>
    <style:style style:name="P46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cacd8" officeooo:paragraph-rsid="0015d6c2"/>
    </style:style>
    <style:style style:name="P47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e75e0" officeooo:paragraph-rsid="000e75e0"/>
    </style:style>
    <style:style style:name="P48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f7c8f" officeooo:paragraph-rsid="000f7c8f"/>
    </style:style>
    <style:style style:name="P49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0f7c8f" officeooo:paragraph-rsid="00105ea6"/>
    </style:style>
    <style:style style:name="P50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105ea6" officeooo:paragraph-rsid="00105ea6"/>
    </style:style>
    <style:style style:name="P51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15d6c2" officeooo:paragraph-rsid="0015d6c2"/>
    </style:style>
    <style:style style:name="P52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officeooo:rsid="00023872" officeooo:paragraph-rsid="00023872"/>
    </style:style>
    <style:style style:name="P53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officeooo:rsid="00023872" officeooo:paragraph-rsid="00054ddf"/>
    </style:style>
    <style:style style:name="P54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officeooo:rsid="000372b5" officeooo:paragraph-rsid="000372b5"/>
    </style:style>
    <style:style style:name="P55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officeooo:rsid="000372b5" officeooo:paragraph-rsid="00054ddf"/>
    </style:style>
    <style:style style:name="P56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officeooo:rsid="00085ba6" officeooo:paragraph-rsid="00085ba6"/>
    </style:style>
    <style:style style:name="P57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officeooo:rsid="00085ba6" officeooo:paragraph-rsid="000e75e0"/>
    </style:style>
    <style:style style:name="P58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officeooo:rsid="000cacd8" officeooo:paragraph-rsid="000cacd8"/>
    </style:style>
    <style:style style:name="P59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officeooo:rsid="000cacd8" officeooo:paragraph-rsid="000f7c8f"/>
    </style:style>
    <style:style style:name="P60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officeooo:rsid="000e75e0" officeooo:paragraph-rsid="000e75e0"/>
    </style:style>
    <style:style style:name="P61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officeooo:rsid="000e75e0" officeooo:paragraph-rsid="0015d6c2"/>
    </style:style>
    <style:style style:name="P62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officeooo:rsid="000f7c8f" officeooo:paragraph-rsid="000f7c8f"/>
    </style:style>
    <style:style style:name="P63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officeooo:rsid="00105ea6" officeooo:paragraph-rsid="00105ea6"/>
    </style:style>
    <style:style style:name="P64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officeooo:rsid="0015d6c2" officeooo:paragraph-rsid="0015d6c2"/>
    </style:style>
    <style:style style:name="P65" style:family="paragraph" style:parent-style-name="Heading_20_1" style:master-page-name="Standard">
      <style:paragraph-properties style:page-number="1"/>
      <style:text-properties officeooo:rsid="00023872"/>
    </style:style>
    <style:style style:name="P66" style:family="paragraph" style:parent-style-name="normal">
      <style:text-properties fo:font-weight="bold" style:font-weight-asian="bold"/>
    </style:style>
    <style:style style:name="P67" style:family="paragraph" style:parent-style-name="normal">
      <style:text-properties fo:font-weight="bold" officeooo:paragraph-rsid="00054ddf" style:font-weight-asian="bold"/>
    </style:style>
    <style:style style:name="P68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officeooo:rsid="000f7c8f" officeooo:paragraph-rsid="000f7c8f"/>
    </style:style>
    <style:style style:name="T1" style:family="text">
      <style:text-properties officeooo:rsid="00054ddf"/>
    </style:style>
    <style:style style:name="T2" style:family="text">
      <style:text-properties officeooo:rsid="00058af0"/>
    </style:style>
    <style:style style:name="T3" style:family="text">
      <style:text-properties officeooo:rsid="0007801d"/>
    </style:style>
    <style:style style:name="T4" style:family="text">
      <style:text-properties officeooo:rsid="00085ba6"/>
    </style:style>
    <style:style style:name="T5" style:family="text">
      <style:text-properties officeooo:rsid="000cacd8"/>
    </style:style>
    <style:style style:name="T6" style:family="text">
      <style:text-properties officeooo:rsid="000e75e0"/>
    </style:style>
    <style:style style:name="T7" style:family="text">
      <style:text-properties officeooo:rsid="000f7c8f"/>
    </style:style>
    <style:style style:name="T8" style:family="text">
      <style:text-properties officeooo:rsid="00105ea6"/>
    </style:style>
    <style:style style:name="T9" style:family="text">
      <style:text-properties officeooo:rsid="0011d5be"/>
    </style:style>
    <style:style style:name="T10" style:family="text">
      <style:text-properties officeooo:rsid="00130745"/>
    </style:style>
    <style:style style:name="T11" style:family="text">
      <style:text-properties officeooo:rsid="0015d6c2"/>
    </style:style>
    <style:style style:name="T12" style:family="text">
      <style:text-properties officeooo:rsid="0016c091"/>
    </style:style>
    <style:style style:name="T13" style:family="text">
      <style:text-properties officeooo:rsid="001917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<text:bookmark text:name="_1vhtde6so605"/><text:tab/><text:tab/><text:tab/><text:tab/>Monitorizare De Angajati</text:p>
      <text:p text:style-name="normal"><text:bookmark text:name="_uc3adfffxb4n"/></text:p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7">ID and name</text:p>
          </table:table-cell>
          <table:table-cell table:style-name="Table1.A1" table:number-columns-spanned="3" office:value-type="string">
            <text:p text:style-name="P25"><text:span text:style-name="T10">1. </text:span>Login Sef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6">Primary actor</text:p>
          </table:table-cell>
          <table:table-cell table:style-name="Table1.A1" office:value-type="string">
            <text:p text:style-name="P25">Sef</text:p>
          </table:table-cell>
          <table:table-cell table:style-name="Table1.A1" office:value-type="string">
            <text:p text:style-name="P16">Secondary actors</text:p>
          </table:table-cell>
          <table:table-cell table:style-name="Table1.A1" office:value-type="string">
            <text:p text:style-name="P16">-</text:p>
          </table:table-cell>
        </table:table-row>
        <table:table-row table:style-name="Table1.1">
          <table:table-cell table:style-name="Table1.A1" office:value-type="string">
            <text:p text:style-name="P16">Description</text:p>
          </table:table-cell>
          <table:table-cell table:style-name="Table1.A1" table:number-columns-spanned="3" office:value-type="string">
            <text:p text:style-name="P25">Un Sef acceseaza sistemul de Monitorizare De Angajati, introduce username-ul si parola, si se logheaza in sistem ca <text:span text:style-name="T1">si </text:span>sef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6">Trigger</text:p>
          </table:table-cell>
          <table:table-cell table:style-name="Table1.A1" table:number-columns-spanned="3" office:value-type="string">
            <text:p text:style-name="P25">Seful indica faptul ca vrea sa se logheze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6">Preconditions</text:p>
          </table:table-cell>
          <table:table-cell table:style-name="Table1.A1" table:number-columns-spanned="3" office:value-type="string">
            <text:p text:style-name="P25">PRE-1. Are acces la sistem</text:p>
            <text:p text:style-name="P52">PRE-2. Are cont de sef in sistem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6">Postconditions</text:p>
          </table:table-cell>
          <table:table-cell table:style-name="Table1.A1" table:number-columns-spanned="3" office:value-type="string">
            <text:p text:style-name="P25">POST-1. Seful are acces la pagina lui de sef</text:p>
            <text:p text:style-name="P52">POST-2. Seful vede lista angajatilor prezenti in firma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6">Normal flow</text:p>
          </table:table-cell>
          <table:table-cell table:style-name="Table1.A1" table:number-columns-spanned="3" office:value-type="string">
            <text:p text:style-name="P31">1.0 Login</text:p>
            <text:p text:style-name="P54"/>
            <text:p text:style-name="P54">1. Seful porneste applicatia</text:p>
            <text:p text:style-name="P54">2. Applicatia afiseaza pagina de login</text:p>
            <text:p text:style-name="P54">3. Seful introduce username-ul si parola in locurile specifice</text:p>
            <text:p text:style-name="P54">4. Seful apasa pe butonul de logare</text:p>
            <text:p text:style-name="P54">5. Dispare pagina de login si apare pagina lui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6">Alternative flows</text:p>
          </table:table-cell>
          <table:table-cell table:style-name="Table1.A1" table:number-columns-spanned="3" office:value-type="string">
            <text:p text:style-name="P16">-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6">Exceptions</text:p>
          </table:table-cell>
          <table:table-cell table:style-name="Table1.A1" table:number-columns-spanned="3" office:value-type="string">
            <text:p text:style-name="P31">1.0 Invalid username</text:p>
            <text:p text:style-name="P54"/>
            <text:p text:style-name="P54">1. Campul pentru username este lasat gol</text:p>
            <text:p text:style-name="P54">2. Username ul sefului nu exista in baza de date</text:p>
            <text:p text:style-name="P54"/>
            <text:p text:style-name="P54">2.0 Invalid password</text:p>
            <text:p text:style-name="P54"/>
            <text:p text:style-name="P54">1 Campul pentru parola este lasat gol</text:p>
            <text:p text:style-name="P54">2 Parola sefului nu corespunde cu cea din baza de date</text:p>
          </table:table-cell>
          <table:covered-table-cell/>
          <table:covered-table-cell/>
        </table:table-row>
      </table:table>
      <text:p text:style-name="P66"/>
      <text:p text:style-name="P6"/>
      <table:table table:name="Table3" table:style-name="Table3">
        <table:table-column table:style-name="Table3.A" table:number-columns-repeated="4"/>
        <table:table-row table:style-name="Table3.1">
          <table:table-cell table:style-name="Table3.A1" office:value-type="string">
            <text:p text:style-name="P9">ID and name</text:p>
          </table:table-cell>
          <table:table-cell table:style-name="Table3.A1" table:number-columns-spanned="3" office:value-type="string">
            <text:p text:style-name="P26"><text:span text:style-name="T10">2. </text:span>Login <text:span text:style-name="T1">Angajat</text:span></text:p>
          </table:table-cell>
          <table:covered-table-cell/>
          <table:covered-table-cell/>
        </table:table-row>
        <table:table-row table:style-name="Table3.2">
          <table:table-cell table:style-name="Table3.A1" office:value-type="string">
            <text:p text:style-name="P18">Primary actor</text:p>
          </table:table-cell>
          <table:table-cell table:style-name="Table3.A1" office:value-type="string">
            <text:p text:style-name="P34">Angajat</text:p>
          </table:table-cell>
          <table:table-cell table:style-name="Table3.A1" office:value-type="string">
            <text:p text:style-name="P18">Secondary actors</text:p>
          </table:table-cell>
          <table:table-cell table:style-name="Table3.A1" office:value-type="string">
            <text:p text:style-name="P18">-</text:p>
          </table:table-cell>
        </table:table-row>
        <table:table-row table:style-name="Table3.1">
          <table:table-cell table:style-name="Table3.A1" office:value-type="string">
            <text:p text:style-name="P18">Description</text:p>
          </table:table-cell>
          <table:table-cell table:style-name="Table3.A1" table:number-columns-spanned="3" office:value-type="string">
            <text:p text:style-name="P26">Un <text:span text:style-name="T1">Angajat</text:span> acceseaza sistemul de Monitorizare De Angajati, introduce username-ul si parola, si se logheaza in sistem ca <text:span text:style-name="T1">si angajat</text:span></text:p>
          </table:table-cell>
          <table:covered-table-cell/>
          <table:covered-table-cell/>
        </table:table-row>
        <text:soft-page-break/>
        <table:table-row table:style-name="Table3.1">
          <table:table-cell table:style-name="Table3.A1" office:value-type="string">
            <text:p text:style-name="P18">Trigger</text:p>
          </table:table-cell>
          <table:table-cell table:style-name="Table3.A1" table:number-columns-spanned="3" office:value-type="string">
            <text:p text:style-name="P26"><text:span text:style-name="T1">Angajatul</text:span> indica faptul ca vrea sa se logheze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8">Preconditions</text:p>
          </table:table-cell>
          <table:table-cell table:style-name="Table3.A1" table:number-columns-spanned="3" office:value-type="string">
            <text:p text:style-name="P26">PRE-1. Are acces la sistem</text:p>
            <text:p text:style-name="P53">PRE-2. Are cont de <text:span text:style-name="T1">angajat</text:span> in sistem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8">Postconditions</text:p>
          </table:table-cell>
          <table:table-cell table:style-name="Table3.A1" table:number-columns-spanned="3" office:value-type="string">
            <text:p text:style-name="P26">POST-1. <text:span text:style-name="T1">Angajatul</text:span> are acces la pagina lui de <text:span text:style-name="T1">angajati</text:span></text:p>
            <text:p text:style-name="P53">POST-2. <text:span text:style-name="T1">Angajatul</text:span> vede lista <text:span text:style-name="T1">sarcinilor</text:span>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8">Normal flow</text:p>
          </table:table-cell>
          <table:table-cell table:style-name="Table3.A1" table:number-columns-spanned="3" office:value-type="string">
            <text:p text:style-name="P32">1.0 Login</text:p>
            <text:p text:style-name="P55"/>
            <text:p text:style-name="P55">1. <text:span text:style-name="T1">Angajatul</text:span> porneste applicatia</text:p>
            <text:p text:style-name="P55">2. Applicatia afiseaza pagina de login</text:p>
            <text:p text:style-name="P55">3. <text:span text:style-name="T1">Angajatul</text:span> introduce username-ul si parola in locurile specifice</text:p>
            <text:p text:style-name="P55">4. <text:span text:style-name="T1">Angajatul</text:span> apasa pe butonul de logare</text:p>
            <text:p text:style-name="P55">5. Dispare pagina de login si apare pagina lui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8">Alternative flows</text:p>
          </table:table-cell>
          <table:table-cell table:style-name="Table3.A1" table:number-columns-spanned="3" office:value-type="string">
            <text:p text:style-name="P18">-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8">Exceptions</text:p>
          </table:table-cell>
          <table:table-cell table:style-name="Table3.A1" table:number-columns-spanned="3" office:value-type="string">
            <text:p text:style-name="P32">1.0 Invalid username</text:p>
            <text:p text:style-name="P55"/>
            <text:p text:style-name="P55">1. Campul pentru username este lasat gol</text:p>
            <text:p text:style-name="P55">2. Username ul <text:span text:style-name="T1">angajatului</text:span> nu exista in baza de date</text:p>
            <text:p text:style-name="P55"/>
            <text:p text:style-name="P55">2.0 Invalid password</text:p>
            <text:p text:style-name="P55"/>
            <text:p text:style-name="P55">1 Campul pentru parola este lasat gol</text:p>
            <text:p text:style-name="P55">2 Parola <text:span text:style-name="T1">angajatului</text:span> nu corespunde cu cea din baza de date</text:p>
          </table:table-cell>
          <table:covered-table-cell/>
          <table:covered-table-cell/>
        </table:table-row>
      </table:table>
      <text:p text:style-name="P67"/>
      <table:table table:name="Table2" table:style-name="Table2">
        <table:table-column table:style-name="Table2.A" table:number-columns-repeated="4"/>
        <table:table-row table:style-name="Table2.1">
          <table:table-cell table:style-name="Table2.A1" office:value-type="string">
            <text:p text:style-name="P8">ID and name</text:p>
          </table:table-cell>
          <table:table-cell table:style-name="Table2.A1" table:number-columns-spanned="3" office:value-type="string">
            <text:p text:style-name="P35"><text:span text:style-name="T10">3. </text:span>Logout angajat</text:p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17">Primary actor</text:p>
          </table:table-cell>
          <table:table-cell table:style-name="Table2.A1" office:value-type="string">
            <text:p text:style-name="P35">Angajat</text:p>
          </table:table-cell>
          <table:table-cell table:style-name="Table2.A1" office:value-type="string">
            <text:p text:style-name="P17">Secondary actors</text:p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7">Description</text:p>
          </table:table-cell>
          <table:table-cell table:style-name="Table2.A1" table:number-columns-spanned="3" office:value-type="string">
            <text:p text:style-name="P35">Un angajat logat in sistem se delogheaza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7">Trigger</text:p>
          </table:table-cell>
          <table:table-cell table:style-name="Table2.A1" table:number-columns-spanned="3" office:value-type="string">
            <text:p text:style-name="P35">Angajatul indica faptul ca vrea sa se delogheze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7">Preconditions</text:p>
          </table:table-cell>
          <table:table-cell table:style-name="Table2.A1" table:number-columns-spanned="3" office:value-type="string">
            <text:p text:style-name="P27">PRE-1. <text:span text:style-name="T2">Angajatul este logat in sistem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7">Postconditions</text:p>
          </table:table-cell>
          <table:table-cell table:style-name="Table2.A1" table:number-columns-spanned="3" office:value-type="string">
            <text:p text:style-name="P27">POST-1. <text:span text:style-name="T1">Angajatul</text:span> are acc<text:span text:style-name="T2">es la pagina de login dar nu mai are la pagina sa</text:span></text:p>
            <text:p text:style-name="P64">POST-2. Lista sefului cu angajatii prezenti se actualizeaza si dispare angajatul din el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7">Normal flow</text:p>
          </table:table-cell>
          <table:table-cell table:style-name="Table2.A1" table:number-columns-spanned="3" office:value-type="string">
            <text:p text:style-name="P32">1.0 Log<text:span text:style-name="T2">out</text:span></text:p>
            <text:p text:style-name="P55"/>
            <text:p text:style-name="P55">1. <text:span text:style-name="T1">Angajatul</text:span> <text:span text:style-name="T2">apasa pe butonul de logout</text:span></text:p>
            <text:p text:style-name="P55"><text:span text:style-name="T2">2</text:span>. Dispare pagina de <text:span text:style-name="T2">lui</text:span> si apare pagina <text:span text:style-name="T2">de login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7">Alternative flows</text:p>
          </table:table-cell>
          <table:table-cell table:style-name="Table2.A1" table:number-columns-spanned="3" office:value-type="string">
            <text:p text:style-name="P17">-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office:value-type="string">
            <text:p text:style-name="P17">Exceptions</text:p>
          </table:table-cell>
          <table:table-cell table:style-name="Table2.A1" table:number-columns-spanned="3" office:value-type="string">
            <text:p text:style-name="P17">-</text:p>
          </table:table-cell>
          <table:covered-table-cell/>
          <table:covered-table-cell/>
        </table:table-row>
      </table:table>
      <text:p text:style-name="P5"/>
      <table:table table:name="Table10" table:style-name="Table10">
        <table:table-column table:style-name="Table10.A" table:number-columns-repeated="4"/>
        <table:table-row table:style-name="Table10.1">
          <table:table-cell table:style-name="Table10.A1" office:value-type="string">
            <text:p text:style-name="P15">ID and name</text:p>
          </table:table-cell>
          <table:table-cell table:style-name="Table10.A1" table:number-columns-spanned="3" office:value-type="string">
            <text:p text:style-name="P51">4. Logout Sef</text:p>
          </table:table-cell>
          <table:covered-table-cell/>
          <table:covered-table-cell/>
        </table:table-row>
        <table:table-row table:style-name="Table10.2">
          <table:table-cell table:style-name="Table10.A1" office:value-type="string">
            <text:p text:style-name="P24">Primary actor</text:p>
          </table:table-cell>
          <table:table-cell table:style-name="Table10.A1" office:value-type="string">
            <text:p text:style-name="P51">Sef</text:p>
          </table:table-cell>
          <table:table-cell table:style-name="Table10.A1" office:value-type="string">
            <text:p text:style-name="P24">Secondary actors</text:p>
          </table:table-cell>
          <table:table-cell table:style-name="Table10.A1" office:value-type="string">
            <text:p text:style-name="P24"/>
          </table:table-cell>
        </table:table-row>
        <table:table-row table:style-name="Table10.1">
          <table:table-cell table:style-name="Table10.A1" office:value-type="string">
            <text:p text:style-name="P24">Description</text:p>
          </table:table-cell>
          <table:table-cell table:style-name="Table10.A1" table:number-columns-spanned="3" office:value-type="string">
            <text:p text:style-name="P36">Un <text:span text:style-name="T11">sef</text:span> logat in sistem se delogheaza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24">Trigger</text:p>
          </table:table-cell>
          <table:table-cell table:style-name="Table10.A1" table:number-columns-spanned="3" office:value-type="string">
            <text:p text:style-name="P35"><text:span text:style-name="T11">Seful</text:span> indica faptul ca vrea sa se delogheze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24">Preconditions</text:p>
          </table:table-cell>
          <table:table-cell table:style-name="Table10.A1" table:number-columns-spanned="3" office:value-type="string">
            <text:p text:style-name="P30">PRE-1. <text:span text:style-name="T11">Seful este logat in sistem</text:span>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24">Postconditions</text:p>
          </table:table-cell>
          <table:table-cell table:style-name="Table10.A1" table:number-columns-spanned="3" office:value-type="string">
            <text:p text:style-name="P30">POST-1. <text:span text:style-name="T11">Seful</text:span> are acc<text:span text:style-name="T2">es la pagina de login dar nu mai are la pagina sa</text:span>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24">Normal flow</text:p>
          </table:table-cell>
          <table:table-cell table:style-name="Table10.A1" table:number-columns-spanned="3" office:value-type="string">
            <text:p text:style-name="P32">1.0 Log<text:span text:style-name="T2">out</text:span></text:p>
            <text:p text:style-name="P55"/>
            <text:p text:style-name="P55">1. <text:span text:style-name="T11">Seful</text:span> <text:span text:style-name="T2">apasa pe butonul de logout</text:span></text:p>
            <text:p text:style-name="P55"><text:span text:style-name="T2">2</text:span>. Dispare pagina de <text:span text:style-name="T2">lui</text:span> si apare pagina <text:span text:style-name="T2">de login</text:span>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24">Alternative flows</text:p>
          </table:table-cell>
          <table:table-cell table:style-name="Table10.A1" table:number-columns-spanned="3" office:value-type="string">
            <text:p text:style-name="P24">-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24">Exceptions</text:p>
          </table:table-cell>
          <table:table-cell table:style-name="Table10.A1" table:number-columns-spanned="3" office:value-type="string">
            <text:p text:style-name="P24">-</text:p>
          </table:table-cell>
          <table:covered-table-cell/>
          <table:covered-table-cell/>
        </table:table-row>
      </table:table>
      <text:p text:style-name="P5"/>
      <table:table table:name="Table4" table:style-name="Table4">
        <table:table-column table:style-name="Table4.A" table:number-columns-repeated="4"/>
        <table:table-row table:style-name="Table4.1">
          <table:table-cell table:style-name="Table4.A1" office:value-type="string">
            <text:p text:style-name="P10">ID and name</text:p>
          </table:table-cell>
          <table:table-cell table:style-name="Table4.A1" table:number-columns-spanned="3" office:value-type="string">
            <text:p text:style-name="P37"><text:span text:style-name="T12">5. </text:span>Prezenta angajat</text:p>
          </table:table-cell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19">Primary actor</text:p>
          </table:table-cell>
          <table:table-cell table:style-name="Table4.A1" office:value-type="string">
            <text:p text:style-name="P37">Angajat</text:p>
          </table:table-cell>
          <table:table-cell table:style-name="Table4.A1" office:value-type="string">
            <text:p text:style-name="P19">Secondary actors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>Description</text:p>
          </table:table-cell>
          <table:table-cell table:style-name="Table4.A1" table:number-columns-spanned="3" office:value-type="string">
            <text:p text:style-name="P37">Angajatul confirma prezenta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9">Trigger</text:p>
          </table:table-cell>
          <table:table-cell table:style-name="Table4.A1" table:number-columns-spanned="3" office:value-type="string">
            <text:p text:style-name="P37">Angajatul vrea sa-si confirme prezenta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9">Preconditions</text:p>
          </table:table-cell>
          <table:table-cell table:style-name="Table4.A1" table:number-columns-spanned="3" office:value-type="string">
            <text:p text:style-name="P28">PRE-1. <text:span text:style-name="T2">Angajatul este logat in sistem</text:span></text:p>
            <text:p text:style-name="P56">PRE-2. Angajatul are acces la formularul de prezenta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9">Postconditions</text:p>
          </table:table-cell>
          <table:table-cell table:style-name="Table4.A1" table:number-columns-spanned="3" office:value-type="string">
            <text:p text:style-name="P27">POST-1. <text:span text:style-name="T3">Lista de angajati a sefului se actualizeaza cu anagajatul prezent</text:span></text:p>
            <text:p text:style-name="P56">POST-2. Angajatul nu mai poate accesa formularul de prezenta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9">Normal flow</text:p>
          </table:table-cell>
          <table:table-cell table:style-name="Table4.A1" table:number-columns-spanned="3" office:value-type="string">
            <text:p text:style-name="P32">1.0 <text:span text:style-name="T3">Prezenta</text:span></text:p>
            <text:p text:style-name="P55"/>
            <text:p text:style-name="P55">1. <text:span text:style-name="T1">Angajatul</text:span> <text:span text:style-name="T4">acceseaza formularul de prezenta</text:span></text:p>
            <text:p text:style-name="P55"><text:span text:style-name="T2">2</text:span>. <text:span text:style-name="T4">Anagajatul introduce/selecteaza ora sosirii</text:span></text:p>
            <text:p text:style-name="P56">3. Angajatul apasa pe butonul “prezent”</text:p>
            <text:p text:style-name="P56">4. Formularul de prezenta devine inaccesibil</text:p>
            <text:p text:style-name="P56">5. Lista sefului se actualizeaza cu anagajatul prezent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9">Alternative flows</text:p>
          </table:table-cell>
          <table:table-cell table:style-name="Table4.A1" table:number-columns-spanned="3" office:value-type="string">
            <text:p text:style-name="P19"/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9">Exceptions</text:p>
          </table:table-cell>
          <table:table-cell table:style-name="Table4.A1" table:number-columns-spanned="3" office:value-type="string">
            <text:p text:style-name="P38">1.0 Ora sosirii invalid</text:p>
            <text:p text:style-name="P56"><text:soft-page-break/></text:p>
            <text:p text:style-name="P56">1. Angajatul introduce/selecteaza o ora inexistenata</text:p>
          </table:table-cell>
          <table:covered-table-cell/>
          <table:covered-table-cell/>
        </table:table-row>
      </table:table>
      <text:p text:style-name="P1"/>
      <table:table table:name="Table5" table:style-name="Table5">
        <table:table-column table:style-name="Table5.A" table:number-columns-repeated="4"/>
        <table:table-row table:style-name="Table5.1">
          <table:table-cell table:style-name="Table5.A1" office:value-type="string">
            <text:p text:style-name="P11">ID and name</text:p>
          </table:table-cell>
          <table:table-cell table:style-name="Table5.A1" table:number-columns-spanned="3" office:value-type="string">
            <text:p text:style-name="P38"><text:span text:style-name="T12">6. </text:span>Vizualizare lista de angajati</text:p>
          </table:table-cell>
          <table:covered-table-cell/>
          <table:covered-table-cell/>
        </table:table-row>
        <table:table-row table:style-name="Table5.2">
          <table:table-cell table:style-name="Table5.A1" office:value-type="string">
            <text:p text:style-name="P20">Primary actor</text:p>
          </table:table-cell>
          <table:table-cell table:style-name="Table5.A1" office:value-type="string">
            <text:p text:style-name="P38">Sef</text:p>
          </table:table-cell>
          <table:table-cell table:style-name="Table5.A1" office:value-type="string">
            <text:p text:style-name="P20">Secondary actors</text:p>
          </table:table-cell>
          <table:table-cell table:style-name="Table5.A1" office:value-type="string">
            <text:p text:style-name="P20"/>
          </table:table-cell>
        </table:table-row>
        <table:table-row table:style-name="Table5.1">
          <table:table-cell table:style-name="Table5.A1" office:value-type="string">
            <text:p text:style-name="P20">Description</text:p>
          </table:table-cell>
          <table:table-cell table:style-name="Table5.A1" table:number-columns-spanned="3" office:value-type="string">
            <text:p text:style-name="P38">Seful vizualizeaza lista de angajati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20">Trigger</text:p>
          </table:table-cell>
          <table:table-cell table:style-name="Table5.A1" table:number-columns-spanned="3" office:value-type="string">
            <text:p text:style-name="P38">Seful doreste sa vizualizeze lista de angajati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20">Preconditions</text:p>
          </table:table-cell>
          <table:table-cell table:style-name="Table5.A1" table:number-columns-spanned="3" office:value-type="string">
            <text:p text:style-name="P28">PRE-1. <text:span text:style-name="T4">Seful este logat in sistem</text:span></text:p>
            <text:p text:style-name="P56">PRE-2. Seful are acces la lista de angajati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20">Postconditions</text:p>
          </table:table-cell>
          <table:table-cell table:style-name="Table5.A1" table:number-columns-spanned="3" office:value-type="string">
            <text:p text:style-name="P43">POST-1. <text:span text:style-name="T4">Seful vede lista de angajati si ora la care si-au confirmat prezenta</text:span>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20">Normal flow</text:p>
          </table:table-cell>
          <table:table-cell table:style-name="Table5.A1" table:number-columns-spanned="3" office:value-type="string">
            <text:p text:style-name="P56">1.0 Vizualizare</text:p>
            <text:p text:style-name="P56"/>
            <text:p text:style-name="P56">1. Seful se logheaza in sistem</text:p>
            <text:p text:style-name="P33"><text:span text:style-name="T4">2</text:span>. <text:span text:style-name="T4">Seful vede pe pagina principala lista de angajati si ora la care si-au confirmat prezenta</text:span>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20">Alternative flows</text:p>
          </table:table-cell>
          <table:table-cell table:style-name="Table5.A1" table:number-columns-spanned="3" office:value-type="string">
            <text:p text:style-name="P20">-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20">Exceptions</text:p>
          </table:table-cell>
          <table:table-cell table:style-name="Table5.A1" table:number-columns-spanned="3" office:value-type="string">
            <text:p text:style-name="P43">-</text:p>
          </table:table-cell>
          <table:covered-table-cell/>
          <table:covered-table-cell/>
        </table:table-row>
      </table:table>
      <text:p text:style-name="P2"/>
      <table:table table:name="Table6" table:style-name="Table6">
        <table:table-column table:style-name="Table6.A" table:number-columns-repeated="4"/>
        <table:table-row table:style-name="Table6.1">
          <table:table-cell table:style-name="Table6.A1" office:value-type="string">
            <text:p text:style-name="P12">ID and name</text:p>
          </table:table-cell>
          <table:table-cell table:style-name="Table6.A1" table:number-columns-spanned="3" office:value-type="string">
            <text:p text:style-name="P44"><text:span text:style-name="T12">7. </text:span>Vizualizare Saricini Pentru Un Angajat</text:p>
          </table:table-cell>
          <table:covered-table-cell/>
          <table:covered-table-cell/>
        </table:table-row>
        <table:table-row table:style-name="Table6.2">
          <table:table-cell table:style-name="Table6.A1" office:value-type="string">
            <text:p text:style-name="P21">Primary actor</text:p>
          </table:table-cell>
          <table:table-cell table:style-name="Table6.A1" office:value-type="string">
            <text:p text:style-name="P44">Sef</text:p>
          </table:table-cell>
          <table:table-cell table:style-name="Table6.A1" office:value-type="string">
            <text:p text:style-name="P21">Secondary actors</text:p>
          </table:table-cell>
          <table:table-cell table:style-name="Table6.A1" office:value-type="string">
            <text:p text:style-name="P21"/>
          </table:table-cell>
        </table:table-row>
        <table:table-row table:style-name="Table6.1">
          <table:table-cell table:style-name="Table6.A1" office:value-type="string">
            <text:p text:style-name="P21">Description</text:p>
          </table:table-cell>
          <table:table-cell table:style-name="Table6.A1" table:number-columns-spanned="3" office:value-type="string">
            <text:p text:style-name="P39">Seful vizualizeaza lista d<text:span text:style-name="T5">e sarcini pentru un angajat</text:span>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21">Trigger</text:p>
          </table:table-cell>
          <table:table-cell table:style-name="Table6.A1" table:number-columns-spanned="3" office:value-type="string">
            <text:p text:style-name="P39">Seful doreste sa vizualizeze lista d<text:span text:style-name="T5">e sarcini pentru un angajat</text:span>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21">Preconditions</text:p>
          </table:table-cell>
          <table:table-cell table:style-name="Table6.A1" table:number-columns-spanned="3" office:value-type="string">
            <text:p text:style-name="P29">PRE-1. <text:span text:style-name="T4">Seful este logat in sistem</text:span></text:p>
            <text:p text:style-name="P39">PRE-2. Seful are acces la lista de angajati</text:p>
            <text:p text:style-name="P58">PRE-3. Seful are acces pentru selectare unui angajat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21">Postconditions</text:p>
          </table:table-cell>
          <table:table-cell table:style-name="Table6.A1" table:number-columns-spanned="3" office:value-type="string">
            <text:p text:style-name="P44">POST-1. <text:span text:style-name="T6">Seful vede lista sarcinilor pentru un angajat</text:span>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21">Normal flow</text:p>
          </table:table-cell>
          <table:table-cell table:style-name="Table6.A1" table:number-columns-spanned="3" office:value-type="string">
            <text:p text:style-name="P60">1.0 Vizualizare</text:p>
            <text:p text:style-name="P57"/>
            <text:p text:style-name="P57">1. Seful se logheaza in sistem</text:p>
            <text:p text:style-name="P57">2. Seful selecteaza un angajat din lista de angajati</text:p>
            <text:p text:style-name="P60">3. Lista sarcinilor pentru angajat apare intr-o noua lista 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21">Alternative flows</text:p>
          </table:table-cell>
          <table:table-cell table:style-name="Table6.A1" table:number-columns-spanned="3" office:value-type="string">
            <text:p text:style-name="P21">-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21">Exceptions</text:p>
          </table:table-cell>
          <table:table-cell table:style-name="Table6.A1" table:number-columns-spanned="3" office:value-type="string">
            <text:p text:style-name="P21"/>
          </table:table-cell>
          <table:covered-table-cell/>
          <table:covered-table-cell/>
        </table:table-row>
      </table:table>
      <text:p text:style-name="P3"><text:soft-page-break/></text:p>
      <table:table table:name="Table7" table:style-name="Table7">
        <table:table-column table:style-name="Table7.A" table:number-columns-repeated="4"/>
        <table:table-row table:style-name="Table7.1">
          <table:table-cell table:style-name="Table7.A1" office:value-type="string">
            <text:p text:style-name="P13">ID and name</text:p>
          </table:table-cell>
          <table:table-cell table:style-name="Table7.A1" table:number-columns-spanned="3" office:value-type="string">
            <text:p text:style-name="P45"><text:span text:style-name="T12">8. </text:span>Vizualizare Saricini <text:span text:style-name="T6">Angajat</text:span></text:p>
          </table:table-cell>
          <table:covered-table-cell/>
          <table:covered-table-cell/>
        </table:table-row>
        <table:table-row table:style-name="Table7.2">
          <table:table-cell table:style-name="Table7.A1" office:value-type="string">
            <text:p text:style-name="P22">Primary actor</text:p>
          </table:table-cell>
          <table:table-cell table:style-name="Table7.A1" office:value-type="string">
            <text:p text:style-name="P47">Angajat</text:p>
          </table:table-cell>
          <table:table-cell table:style-name="Table7.A1" office:value-type="string">
            <text:p text:style-name="P22">Secondary actors</text:p>
          </table:table-cell>
          <table:table-cell table:style-name="Table7.A1" office:value-type="string">
            <text:p text:style-name="P22"/>
          </table:table-cell>
        </table:table-row>
        <table:table-row table:style-name="Table7.1">
          <table:table-cell table:style-name="Table7.A1" office:value-type="string">
            <text:p text:style-name="P22">Description</text:p>
          </table:table-cell>
          <table:table-cell table:style-name="Table7.A1" table:number-columns-spanned="3" office:value-type="string">
            <text:p text:style-name="P40"><text:span text:style-name="T6">Angajatul</text:span> vizualizeaza lista d<text:span text:style-name="T5">e sarcini</text:span>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22">Trigger</text:p>
          </table:table-cell>
          <table:table-cell table:style-name="Table7.A1" table:number-columns-spanned="3" office:value-type="string">
            <text:p text:style-name="P40"><text:span text:style-name="T6">Angajatul</text:span> doreste sa vizualizeze lista d<text:span text:style-name="T5">e sarcini </text:span>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22">Preconditions</text:p>
          </table:table-cell>
          <table:table-cell table:style-name="Table7.A1" table:number-columns-spanned="3" office:value-type="string">
            <text:p text:style-name="P28">PRE-1. <text:span text:style-name="T6">Angajatul este logat in sistem</text:span></text:p>
            <text:p text:style-name="P56">PRE-2. <text:span text:style-name="T6">Angajatul</text:span> are acces la lista de <text:span text:style-name="T6">sarcini</text:span>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22">Postconditions</text:p>
          </table:table-cell>
          <table:table-cell table:style-name="Table7.A1" table:number-columns-spanned="3" office:value-type="string">
            <text:p text:style-name="P45">POST-1. <text:span text:style-name="T6">Angajatul vede lista sarcinilor</text:span>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22">Normal flow</text:p>
          </table:table-cell>
          <table:table-cell table:style-name="Table7.A1" table:number-columns-spanned="3" office:value-type="string">
            <text:p text:style-name="P56">1.0 Vizualizare</text:p>
            <text:p text:style-name="P56"/>
            <text:p text:style-name="P56">1. <text:span text:style-name="T7">Angajatul</text:span> se logheaza in sistem</text:p>
            <text:p text:style-name="P33"><text:span text:style-name="T4">2</text:span>. <text:span text:style-name="T7">Angajatul vede pe pagina principala lista sarcinilor</text:span>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22">Alternative flows</text:p>
          </table:table-cell>
          <table:table-cell table:style-name="Table7.A1" table:number-columns-spanned="3" office:value-type="string">
            <text:p text:style-name="P22">-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22">Exceptions</text:p>
          </table:table-cell>
          <table:table-cell table:style-name="Table7.A1" table:number-columns-spanned="3" office:value-type="string">
            <text:p text:style-name="P48">-</text:p>
          </table:table-cell>
          <table:covered-table-cell/>
          <table:covered-table-cell/>
        </table:table-row>
      </table:table>
      <text:p text:style-name="P3"/>
      <table:table table:name="Table8" table:style-name="Table8">
        <table:table-column table:style-name="Table8.A" table:number-columns-repeated="4"/>
        <table:table-row table:style-name="Table8.1">
          <table:table-cell table:style-name="Table8.A1" office:value-type="string">
            <text:p text:style-name="P13">ID and name</text:p>
          </table:table-cell>
          <table:table-cell table:style-name="Table8.A1" table:number-columns-spanned="3" office:value-type="string">
            <text:p text:style-name="P48"><text:span text:style-name="T12">9. </text:span>Trimite Sarcina</text:p>
          </table:table-cell>
          <table:covered-table-cell/>
          <table:covered-table-cell/>
        </table:table-row>
        <table:table-row table:style-name="Table8.2">
          <table:table-cell table:style-name="Table8.A1" office:value-type="string">
            <text:p text:style-name="P22">Primary actor</text:p>
          </table:table-cell>
          <table:table-cell table:style-name="Table8.A1" office:value-type="string">
            <text:p text:style-name="P48">Sef</text:p>
          </table:table-cell>
          <table:table-cell table:style-name="Table8.A1" office:value-type="string">
            <text:p text:style-name="P22">Secondary actors</text:p>
          </table:table-cell>
          <table:table-cell table:style-name="Table8.A1" office:value-type="string">
            <text:p text:style-name="P22"/>
          </table:table-cell>
        </table:table-row>
        <table:table-row table:style-name="Table8.1">
          <table:table-cell table:style-name="Table8.A1" office:value-type="string">
            <text:p text:style-name="P22">Description</text:p>
          </table:table-cell>
          <table:table-cell table:style-name="Table8.A1" table:number-columns-spanned="3" office:value-type="string">
            <text:p text:style-name="P48">Seful acceseaza sistemul, selecteaza un angajat si ii asigneaza un task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22">Trigger</text:p>
          </table:table-cell>
          <table:table-cell table:style-name="Table8.A1" table:number-columns-spanned="3" office:value-type="string">
            <text:p text:style-name="P48">Seful doreste sa asigneze un task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22">Preconditions</text:p>
          </table:table-cell>
          <table:table-cell table:style-name="Table8.A1" table:number-columns-spanned="3" office:value-type="string">
            <text:p text:style-name="P48">PRE-1. Seful este logat in sistem</text:p>
            <text:p text:style-name="P41">PRE-2. Seful are acces la lista de angajati</text:p>
            <text:p text:style-name="P59">PRE-3. Seful are acces pentru selectare unui angajat</text:p>
            <text:p text:style-name="P62">PRE-4. Seful are acces la formularul de asignare task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22">Postconditions</text:p>
          </table:table-cell>
          <table:table-cell table:style-name="Table8.A1" table:number-columns-spanned="3" office:value-type="string">
            <text:p text:style-name="P48">POST-1. Lista de sarcini a angajatului se actualizeaza cu noul task</text:p>
            <text:p text:style-name="P62">POST-2. Lista de sarcini pentru anagajatul curent in fereastra sefului se actualizeaza cu noul task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22">Normal flow</text:p>
          </table:table-cell>
          <table:table-cell table:style-name="Table8.A1" table:number-columns-spanned="3" office:value-type="string">
            <text:p text:style-name="P62">1.0 Trimitere Sarcina</text:p>
            <text:p text:style-name="P62"/>
            <text:p text:style-name="P63"><text:span text:style-name="T13">1</text:span>. Seful vizualizeaza lista de angajati</text:p>
            <text:p text:style-name="P62"><text:span text:style-name="T13">2</text:span>. <text:span text:style-name="T8">Seful selecteaza un angajat</text:span></text:p>
            <text:p text:style-name="P63"><text:span text:style-name="T13">3</text:span>. Seful adauga descrierea sarcinii</text:p>
            <text:p text:style-name="P63"><text:span text:style-name="T13">4</text:span>. Seful apasa pe butonul de “transmitere sarcina”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22">Alternative flows</text:p>
          </table:table-cell>
          <table:table-cell table:style-name="Table8.A1" table:number-columns-spanned="3" office:value-type="string">
            <text:p text:style-name="P22">-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22">Exceptions</text:p>
          </table:table-cell>
          <table:table-cell table:style-name="Table8.A1" table:number-columns-spanned="3" office:value-type="string">
            <text:p text:style-name="P50">1.0 Nu s-a selectat nici nu angajat</text:p>
            <text:p text:style-name="P63"><text:soft-page-break/></text:p>
            <text:p text:style-name="P63">1. Seful incearca sa transimta o sarcina fara sa selecteze un angajat</text:p>
            <text:p text:style-name="P63"/>
            <text:p text:style-name="P63">2.0 Descriere invalida</text:p>
            <text:p text:style-name="P63"/>
            <text:p text:style-name="P63">1. Campul pentru descriere este gol</text:p>
          </table:table-cell>
          <table:covered-table-cell/>
          <table:covered-table-cell/>
        </table:table-row>
      </table:table>
      <text:p text:style-name="P4"/>
      <table:table table:name="Table9" table:style-name="Table9">
        <table:table-column table:style-name="Table9.A" table:number-columns-repeated="4"/>
        <table:table-row table:style-name="Table9.1">
          <table:table-cell table:style-name="Table9.A1" office:value-type="string">
            <text:p text:style-name="P14">ID and name</text:p>
          </table:table-cell>
          <table:table-cell table:style-name="Table9.A1" table:number-columns-spanned="3" office:value-type="string">
            <text:p text:style-name="P50"><text:span text:style-name="T12">10. </text:span>Finalizare Sarcina</text:p>
          </table:table-cell>
          <table:covered-table-cell/>
          <table:covered-table-cell/>
        </table:table-row>
        <table:table-row table:style-name="Table9.2">
          <table:table-cell table:style-name="Table9.A1" office:value-type="string">
            <text:p text:style-name="P23">Primary actor</text:p>
          </table:table-cell>
          <table:table-cell table:style-name="Table9.A1" office:value-type="string">
            <text:p text:style-name="P50">Angajat</text:p>
          </table:table-cell>
          <table:table-cell table:style-name="Table9.A1" office:value-type="string">
            <text:p text:style-name="P23">Secondary actors</text:p>
          </table:table-cell>
          <table:table-cell table:style-name="Table9.A1" office:value-type="string">
            <text:p text:style-name="P23"/>
          </table:table-cell>
        </table:table-row>
        <table:table-row table:style-name="Table9.1">
          <table:table-cell table:style-name="Table9.A1" office:value-type="string">
            <text:p text:style-name="P23">Description</text:p>
          </table:table-cell>
          <table:table-cell table:style-name="Table9.A1" table:number-columns-spanned="3" office:value-type="string">
            <text:p text:style-name="P49"><text:span text:style-name="T8">Angajatul</text:span> acceseaza sistemul, selecteaza <text:span text:style-name="T8">o sarcina si o marcheaza ca si finalizat</text:span>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23">Trigger</text:p>
          </table:table-cell>
          <table:table-cell table:style-name="Table9.A1" table:number-columns-spanned="3" office:value-type="string">
            <text:p text:style-name="P50">Angajatul vrea sa finalizeze un task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23">Preconditions</text:p>
          </table:table-cell>
          <table:table-cell table:style-name="Table9.A1" table:number-columns-spanned="3" office:value-type="string">
            <text:p text:style-name="P48">PRE-1. <text:span text:style-name="T8">Angajatul</text:span> este logat in sistem</text:p>
            <text:p text:style-name="P41">PRE-2. <text:span text:style-name="T9">Angajatul</text:span> are acces la lista de <text:span text:style-name="T9">sarcini</text:span></text:p>
            <text:p text:style-name="P59">PRE-3. <text:span text:style-name="T9">Angajatul</text:span> are acces pentru selectare un<text:span text:style-name="T9">ei sarcini</text:span></text:p>
            <text:p text:style-name="P62">PRE-4. <text:span text:style-name="T9">Angajatul are acces la butonul de finalizare</text:span>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23">Postconditions</text:p>
          </table:table-cell>
          <table:table-cell table:style-name="Table9.A1" table:number-columns-spanned="3" office:value-type="string">
            <text:p text:style-name="P48">POST-1. Lista de sarcini a angajatului se actualizeaza, <text:span text:style-name="T9">sarcina finalizata dispare</text:span></text:p>
            <text:p text:style-name="P62">POST-2. Lista de sarcini pentru anagajatul curent in fereastra sefului se actualizeaza, <text:span text:style-name="T9">sarcina este marcat ca si finalizat, se coloreaza itemul din lista cu verde</text:span>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23">Normal flow</text:p>
          </table:table-cell>
          <table:table-cell table:style-name="Table9.A1" table:number-columns-spanned="3" office:value-type="string">
            <text:p text:style-name="P62">1.0 <text:span text:style-name="T9">Finalizare</text:span> Sarcina</text:p>
            <text:p text:style-name="P62"/>
            <text:p text:style-name="P62">1. <text:span text:style-name="T9">Angajatul</text:span> se logheaza in sistem</text:p>
            <text:p text:style-name="P63">2. <text:span text:style-name="T9">Angajatul</text:span> vizualizeaza lista de <text:span text:style-name="T9">sarcini</text:span></text:p>
            <text:p text:style-name="P62"><text:span text:style-name="T8">3</text:span>. <text:span text:style-name="T9">Angajatul selecteaza o sarcina</text:span></text:p>
            <text:p text:style-name="P63"><text:span text:style-name="T9">4</text:span>. <text:span text:style-name="T9">Angajatul</text:span> apasa pe butonul de “<text:span text:style-name="T9">finalizare</text:span> sarcina”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23">Alternative flows</text:p>
          </table:table-cell>
          <table:table-cell table:style-name="Table9.A1" table:number-columns-spanned="3" office:value-type="string">
            <text:p text:style-name="P23">-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23">Exceptions</text:p>
          </table:table-cell>
          <table:table-cell table:style-name="Table9.A1" table:number-columns-spanned="3" office:value-type="string">
            <text:p text:style-name="P23">-</text:p>
          </table:table-cell>
          <table:covered-table-cell/>
          <table:covered-table-cell/>
        </table:table-row>
      </table:table>
      <text:p text:style-name="P4"/>
      <table:table table:name="Table11" table:style-name="Table11">
        <table:table-column table:style-name="Table11.A" table:number-columns-repeated="4"/>
        <table:table-row table:style-name="Table11.1">
          <table:table-cell table:style-name="Table11.A1" office:value-type="string">
            <text:p text:style-name="P15">ID and name</text:p>
          </table:table-cell>
          <table:table-cell table:style-name="Table11.A1" table:number-columns-spanned="3" office:value-type="string">
            <text:p text:style-name="P46"/>
          </table:table-cell>
          <table:covered-table-cell/>
          <table:covered-table-cell/>
        </table:table-row>
        <table:table-row table:style-name="Table11.2">
          <table:table-cell table:style-name="Table11.A1" office:value-type="string">
            <text:p text:style-name="P24">Primary actor</text:p>
          </table:table-cell>
          <table:table-cell table:style-name="Table11.A1" office:value-type="string">
            <text:p text:style-name="P46"/>
          </table:table-cell>
          <table:table-cell table:style-name="Table11.A1" office:value-type="string">
            <text:p text:style-name="P24">Secondary actors</text:p>
          </table:table-cell>
          <table:table-cell table:style-name="Table11.A1" office:value-type="string">
            <text:p text:style-name="P24"/>
          </table:table-cell>
        </table:table-row>
        <table:table-row table:style-name="Table11.1">
          <table:table-cell table:style-name="Table11.A1" office:value-type="string">
            <text:p text:style-name="P24">Description</text:p>
          </table:table-cell>
          <table:table-cell table:style-name="Table11.A1" table:number-columns-spanned="3" office:value-type="string">
            <text:p text:style-name="P42"/>
          </table:table-cell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24">Trigger</text:p>
          </table:table-cell>
          <table:table-cell table:style-name="Table11.A1" table:number-columns-spanned="3" office:value-type="string">
            <text:p text:style-name="P42"/>
          </table:table-cell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24">Preconditions</text:p>
          </table:table-cell>
          <table:table-cell table:style-name="Table11.A1" table:number-columns-spanned="3" office:value-type="string">
            <text:p text:style-name="P46"/>
          </table:table-cell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24">Postconditions</text:p>
          </table:table-cell>
          <table:table-cell table:style-name="Table11.A1" table:number-columns-spanned="3" office:value-type="string">
            <text:p text:style-name="P46"/>
          </table:table-cell>
          <table:covered-table-cell/>
          <table:covered-table-cell/>
        </table:table-row>
        <text:soft-page-break/>
        <table:table-row table:style-name="Table11.1">
          <table:table-cell table:style-name="Table11.A1" office:value-type="string">
            <text:p text:style-name="P24">Normal flow</text:p>
          </table:table-cell>
          <table:table-cell table:style-name="Table11.A1" table:number-columns-spanned="3" office:value-type="string">
            <text:p text:style-name="P61"/>
          </table:table-cell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24">Alternative flows</text:p>
          </table:table-cell>
          <table:table-cell table:style-name="Table11.A1" table:number-columns-spanned="3" office:value-type="string">
            <text:p text:style-name="P24"/>
          </table:table-cell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24">Exceptions</text:p>
          </table:table-cell>
          <table:table-cell table:style-name="Table11.A1" table:number-columns-spanned="3" office:value-type="string">
            <text:p text:style-name="P24"/>
          </table:table-cell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.139in" fo:margin-bottom="0in" loext:contextual-spacing="false" fo:line-height="115%"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.1945in" fo:margin-bottom="0.222in" loext:contextual-spacing="false" fo:line-height="100%" fo:keep-together="always" fo:keep-with-next="always"/>
      <style:text-properties fo:color="#666666" fo:font-size="15pt" style:font-size-asian="15pt" style:font-size-complex="15pt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28T12:23:58.020000000</dc:date>
    <meta:editing-duration>PT1H31M3S</meta:editing-duration>
    <meta:editing-cycles>9</meta:editing-cycles>
    <meta:generator>Neat_Office/6.2.8.2$Windows_x86 LibreOffice_project/</meta:generator>
    <meta:document-statistic meta:table-count="11" meta:image-count="0" meta:object-count="0" meta:page-count="7" meta:paragraph-count="268" meta:word-count="1141" meta:character-count="7133" meta:non-whitespace-character-count="6254"/>
    <meta:user-defined meta:name="ContentTypeId">0x010100891B8279F21E874584ED4B4DDE1D7FDE</meta:user-defined>
  </office:meta>
</office:document-meta>
</file>